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77c63" officeooo:paragraph-rsid="00177c63"/>
    </style:style>
    <style:style style:name="P2" style:family="paragraph" style:parent-style-name="Standard" style:list-style-name="L1">
      <style:text-properties officeooo:rsid="00177c63" officeooo:paragraph-rsid="00177c63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bruary 16<text:span text:style-name="T1">th</text:span>, 2023</text:p>
      <text:p text:style-name="P1">KitKat Dambeck</text:p>
      <text:p text:style-name="P1">Expository Writing</text:p>
      <text:p text:style-name="P1">Discussing Sections From Love</text:p>
      <text:p text:style-name="P1"/>
      <text:list xml:id="list2102526670" text:style-name="L1"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7:43:44.092732495</meta:creation-date>
    <dc:date>2023-02-16T17:45:02.943173647</dc:date>
    <meta:editing-duration>PT1M19S</meta:editing-duration>
    <meta:editing-cycles>1</meta:editing-cycles>
    <meta:document-statistic meta:table-count="0" meta:image-count="0" meta:object-count="0" meta:page-count="1" meta:paragraph-count="5" meta:word-count="12" meta:character-count="82" meta:non-whitespace-character-count="75"/>
    <meta:generator>LibreOffice/7.3.7.2$Linux_X86_64 LibreOffice_project/30$Build-2</meta:generator>
  </office:meta>
</office:document-meta>
</file>